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5cm" fo:min-width="4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65cm" fo:min-width="4.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5cm" fo:min-width="3.77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2.1cm" svg:x="1cm" svg:y="1.6cm">
          <text:p text:style-name="P1"><text:span text:style-name="T1">Bin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3cm" svg:x="9.7cm" svg:y="1.1cm">
          <text:p text:style-name="P1"><text:span text:style-name="T1">Language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2.6cm" svg:x="5.1cm" svg:y="1.3cm">
          <text:p text:style-name="P1"><text:span text:style-name="T1">Compil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7cm" svg:height="2.1cm" svg:x="1cm" svg:y="3.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cm" svg:height="2.1cm" svg:x="1cm" svg:y="5.8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6:46:55.346370757</meta:creation-date>
    <dc:date>2016-01-28T18:35:59.991133767</dc:date>
    <meta:editing-duration>PT42M46S</meta:editing-duration>
    <meta:editing-cycles>11</meta:editing-cycles>
    <meta:generator>LibreOffice/5.0.5.1$Linux_X86_64 LibreOffice_project/00m0$Build-1</meta:generator>
    <meta:document-statistic meta:object-count="5"/>
  </office:meta>
</office:document-meta>
</file>